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096cm" presentation:class="title" presentation:user-transformed="true">
          <draw:text-box>
            <text:p>Small-Proof Big-Data<text:line-break/>Benchmark Result</text:p>
          </draw:text-box>
        </draw:frame>
        <draw:frame presentation:style-name="pr2" draw:layer="layout" svg:width="24.639cm" svg:height="3.377cm" svg:x="1.4cm" svg:y="13.716cm" presentation:class="subtitle" presentation:user-transformed="true">
          <draw:text-box>
            <text:p text:style-name="P1">5/19/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4" draw:layer="layout" svg:width="24.639cm" svg:height="12.18cm" svg:x="1.4cm" svg:y="3.514cm" presentation:class="outline" presentation:user-transformed="true">
          <draw:text-box>
            <text:list text:style-name="L2">
              <text:list-item>
                <text:p>Input to Prover/Verifier</text:p>
                <text:list>
                  <text:list-item>
                    <text:p># of Updates: 10000</text:p>
                  </text:list-item>
                  <text:list-item>
                    <text:p># of Queries: 10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input (Visit counting by IP address)</text:p>
              </text:list-item>
            </text:list>
          </draw:text-box>
        </draw:frame>
        <draw:frame draw:style-name="gr2" draw:layer="layout" svg:width="25.4cm" svg:height="11.125cm" svg:x="1.421cm" svg:y="8.7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Query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query (Visit counting by IP address)</text:p>
              </text:list-item>
            </text:list>
          </draw:text-box>
        </draw:frame>
        <draw:frame draw:style-name="gr2" draw:layer="layout" svg:width="25.4cm" svg:height="11.125cm" svg:x="1.4cm" svg:y="8.63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rifi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Web Server to process 1 query and generate a proof (Visit by IP address)</text:p>
              </text:list-item>
            </text:list>
          </draw:text-box>
        </draw:frame>
        <draw:frame draw:style-name="gr2" draw:layer="layout" svg:width="25.4cm" svg:height="11.125cm" svg:x="1.4cm" svg:y="9.14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Verify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Web Server to verify 1 proof (Visit by IP address)</text:p>
              </text:list-item>
            </text:list>
          </draw:text-box>
        </draw:frame>
        <draw:frame draw:style-name="gr2" draw:layer="layout" svg:width="25.4cm" svg:height="11.125cm" svg:x="1.016cm" svg:y="8.8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ungsam Park</meta:initial-creator>
    <meta:creation-date>2013-04-25T00:14:08</meta:creation-date>
    <dc:date>2013-05-19T23:45:39</dc:date>
    <dc:creator>Youngsam Park</dc:creator>
    <meta:editing-duration>PT1H24M48S</meta:editing-duration>
    <meta:editing-cycles>22</meta:editing-cycles>
    <meta:generator>LibreOffice/3.6$Linux_X86_64 LibreOffice_project/360m1$Build-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852cm" svg:y="0.358cm" chart:style-name="ch2">
          <text:p>Prover Update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14cm" svg:y="2.003cm" svg:width="18.209cm" svg:height="7.273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31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2">
                <text:p>1.2</text:p>
              </table:table-cell>
              <table:table-cell office:value-type="float" office:value="0.61">
                <text:p>0.6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786cm" svg:y="0.358cm" chart:style-name="ch2">
          <text:p>Prover Query()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326cm" svg:y="2.002cm" svg:width="18.023cm" svg:height="7.274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85cm" chart:style-name="ch8">
              <text:p>Execution Time of 1 Prover Query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5.83">
                <text:p>5.83</text:p>
              </table:table-cell>
              <table:table-cell office:value-type="float" office:value="3.49">
                <text:p>3.4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9.02">
                <text:p>9.02</text:p>
              </table:table-cell>
              <table:table-cell office:value-type="float" office:value="10.59">
                <text:p>10.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5.69">
                <text:p>5.69</text:p>
              </table:table-cell>
              <table:table-cell office:value-type="float" office:value="7.38">
                <text:p>7.3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14.05">
                <text:p>14.05</text:p>
              </table:table-cell>
              <table:table-cell office:value-type="float" office:value="18.1">
                <text:p>18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11.54">
                <text:p>11.54</text:p>
              </table:table-cell>
              <table:table-cell office:value-type="float" office:value="15.4">
                <text:p>15.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23.4">
                <text:p>23.4</text:p>
              </table:table-cell>
              <table:table-cell office:value-type="float" office:value="18.4">
                <text:p>18.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37.5">
                <text:p>37.5</text:p>
              </table:table-cell>
              <table:table-cell office:value-type="float" office:value="29.26">
                <text:p>29.2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4">
                <text:p>32.4</text:p>
              </table:table-cell>
              <table:table-cell office:value-type="float" office:value="25.27">
                <text:p>25.27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48.42">
                <text:p>48.42</text:p>
              </table:table-cell>
              <table:table-cell office:value-type="float" office:value="29.1">
                <text:p>29.1</text:p>
              </table:table-cell>
              <table:table-cell office:value-type="float" office:value="98.03">
                <text:p>98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64cm" svg:y="0.358cm" chart:style-name="ch2">
          <text:p>Verifier Update() Performance</text:p>
        </chart:title>
        <chart:legend chart:legend-position="end" svg:x="23.535cm" svg:y="5.015cm" style:legend-expansion="high" chart:style-name="ch3"/>
        <chart:plot-area chart:style-name="ch4" chart:data-source-has-labels="both" svg:x="1.519cm" svg:y="1.803cm" svg:width="21cm" svg:height="8.12cm">
          <chartooo:coordinate-region svg:x="2.14cm" svg:y="2.002cm" svg:width="20.379cm" svg:height="7.274cm"/>
          <chart:axis chart:dimension="x" chart:name="primary-x" chart:style-name="ch5" chartooo:axis-type="auto">
            <chartooo:date-scale/>
            <chart:title svg:x="11.671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17cm" chart:style-name="ch8">
              <text:p>Execution Time of 1 Verifier Update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</table:table-cell>
              <table:table-cell office:value-type="string">
                <text:p>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0.64">
                <text:p>0.6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0.81">
                <text:p>0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2.55">
                <text:p>2.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3.04">
                <text:p>3.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14.69">
                <text:p>14.6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17.71">
                <text:p>17.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759cm" svg:y="0.358cm" chart:style-name="ch2">
          <text:p>Verifier Verify() Performance</text:p>
        </chart:title>
        <chart:legend chart:legend-position="end" svg:x="23.535cm" svg:y="5.015cm" style:legend-expansion="high" chart:style-name="ch3"/>
        <chart:plot-area chart:style-name="ch4" chart:data-source-has-labels="both" svg:x="1.519cm" svg:y="1.803cm" svg:width="21cm" svg:height="8.12cm">
          <chartooo:coordinate-region svg:x="2.14cm" svg:y="2.002cm" svg:width="20.379cm" svg:height="7.274cm"/>
          <chart:axis chart:dimension="x" chart:name="primary-x" chart:style-name="ch5" chartooo:axis-type="auto">
            <chartooo:date-scale/>
            <chart:title svg:x="11.671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98cm" chart:style-name="ch8">
              <text:p>Execution Time of 1 Verifier Verify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</table:table-cell>
              <table:table-cell office:value-type="string">
                <text:p>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45">
                <text:p>1.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1.67">
                <text:p>1.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5.56">
                <text:p>5.5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6.44">
                <text:p>6.44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55.76">
                <text:p>55.7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57.2">
                <text:p>57.2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